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45.7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cycle5x2" table:style-name="ta1">
        <table:shapes>
          <draw:frame draw:z-index="0" draw:style-name="gr1" draw:text-style-name="P1" svg:width="453.51pt" svg:height="255.09pt" svg:x="499.24pt" svg:y="2.83pt">
            <loext:p draw:notify-on-update-of-ranges="ccycle5x2.G7:ccycle5x2.G7 ccycle5x2.L7:ccycle5x2.L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63.24pt" svg:y="2.83pt">
            <loext:p draw:notify-on-update-of-ranges="ccycle5x2.G2:ccycle5x2.G7 ccycle5x2.M1:ccycle5x2.M1 ccycle5x2.M2:ccycle5x2.M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ycle5x2</text:p>
          </table:table-cell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432s</text:p>
          </table:table-cell>
          <table:table-cell table:formula="of:=LEFT([.K2];LEN([.K2])-1)" office:value-type="string" office:string-value="0.432" calcext:value-type="string">
            <text:p>0.432</text:p>
          </table:table-cell>
          <table:table-cell table:formula="of:=[.L2]*1000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cycle5x2</text:p>
          </table:table-cell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448s</text:p>
          </table:table-cell>
          <table:table-cell table:formula="of:=LEFT([.K3];LEN([.K3])-1)" office:value-type="string" office:string-value="0.448" calcext:value-type="string">
            <text:p>0.448</text:p>
          </table:table-cell>
          <table:table-cell table:formula="of:=[.L3]*1000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ycle5x2</text:p>
          </table:table-cell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468s</text:p>
          </table:table-cell>
          <table:table-cell table:formula="of:=LEFT([.K4];LEN([.K4])-1)" office:value-type="string" office:string-value="0.468" calcext:value-type="string">
            <text:p>0.468</text:p>
          </table:table-cell>
          <table:table-cell table:formula="of:=[.L4]*1000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cycle5x2</text:p>
          </table:table-cell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496s</text:p>
          </table:table-cell>
          <table:table-cell table:formula="of:=LEFT([.K5];LEN([.K5])-1)" office:value-type="string" office:string-value="0.496" calcext:value-type="string">
            <text:p>0.496</text:p>
          </table:table-cell>
          <table:table-cell table:formula="of:=[.L5]*1000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cycle5x2</text:p>
          </table:table-cell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488s</text:p>
          </table:table-cell>
          <table:table-cell table:formula="of:=LEFT([.K6];LEN([.K6])-1)" office:value-type="string" office:string-value="0.488" calcext:value-type="string">
            <text:p>0.488</text:p>
          </table:table-cell>
          <table:table-cell table:formula="of:=[.L6]*1000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cycle5x2</text:p>
          </table:table-cell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5s</text:p>
          </table:table-cell>
          <table:table-cell table:formula="of:=LEFT([.K7];LEN([.K7])-1)" office:value-type="string" office:string-value="0.5" calcext:value-type="string">
            <text:p>0.5</text:p>
          </table:table-cell>
          <table:table-cell table:formula="of:=[.L7]*1000" office:value-type="float" office:value="500" calcext:value-type="float">
            <text:p>500</text:p>
          </table:table-cell>
        </table:table-row>
      </table:table>
      <table:table table:name="ccycle6x2" table:style-name="ta1">
        <table:shapes>
          <draw:frame draw:z-index="0" draw:style-name="gr1" draw:text-style-name="P1" svg:width="453.51pt" svg:height="255.09pt" svg:x="499.24pt" svg:y="2.83pt">
            <loext:p draw:notify-on-update-of-ranges="ccycle6x2.G2:ccycle6x2.G8 ccycle6x2.L1:ccycle6x2.L1 ccycle6x2.L2:ccycle6x2.L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table:number-columns-repeated="2"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ycle6x2</text:p>
          </table:table-cell>
          <table:table-cell office:value-type="float" office:value="84" calcext:value-type="float">
            <text:p>84</text:p>
          </table:table-cell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74s</text:p>
          </table:table-cell>
          <table:table-cell table:formula="of:=LEFT([.K2];LEN([.K2])-1)*1"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cycle6x2</text:p>
          </table:table-cell>
          <table:table-cell office:value-type="float" office:value="84" calcext:value-type="float">
            <text:p>84</text:p>
          </table:table-cell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824s</text:p>
          </table:table-cell>
          <table:table-cell table:formula="of:=LEFT([.K3];LEN([.K3])-1)*1"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ycle6x2</text:p>
          </table:table-cell>
          <table:table-cell office:value-type="float" office:value="84" calcext:value-type="float">
            <text:p>84</text:p>
          </table:table-cell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764s</text:p>
          </table:table-cell>
          <table:table-cell table:formula="of:=LEFT([.K4];LEN([.K4])-1)*1" office:value-type="float" office:value="1.764" calcext:value-type="float">
            <text:p>1.7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cycle6x2</text:p>
          </table:table-cell>
          <table:table-cell office:value-type="float" office:value="84" calcext:value-type="float">
            <text:p>84</text:p>
          </table:table-cell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86s</text:p>
          </table:table-cell>
          <table:table-cell table:formula="of:=LEFT([.K5];LEN([.K5])-1)*1"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cycle6x2</text:p>
          </table:table-cell>
          <table:table-cell office:value-type="float" office:value="84" calcext:value-type="float">
            <text:p>84</text:p>
          </table:table-cell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936s</text:p>
          </table:table-cell>
          <table:table-cell table:formula="of:=LEFT([.K6];LEN([.K6])-1)*1"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cycle6x2</text:p>
          </table:table-cell>
          <table:table-cell office:value-type="float" office:value="84" calcext:value-type="float">
            <text:p>84</text:p>
          </table:table-cell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988s</text:p>
          </table:table-cell>
          <table:table-cell table:formula="of:=LEFT([.K7];LEN([.K7])-1)*1"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cycle6x2</text:p>
          </table:table-cell>
          <table:table-cell office:value-type="float" office:value="84" calcext:value-type="float">
            <text:p>84</text:p>
          </table:table-cell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952s</text:p>
          </table:table-cell>
          <table:table-cell table:formula="of:=LEFT([.K8];LEN([.K8])-1)*1" office:value-type="float" office:value="1.952" calcext:value-type="float">
            <text:p>1.952</text:p>
          </table:table-cell>
        </table:table-row>
      </table:table>
      <table:table table:name="ccycle7x2" table:style-name="ta1">
        <table:shapes>
          <draw:frame draw:z-index="0" draw:style-name="gr1" draw:text-style-name="P1" svg:width="453.51pt" svg:height="255.09pt" svg:x="499.24pt" svg:y="2.83pt">
            <loext:p draw:notify-on-update-of-ranges="ccycle7x2.G2:ccycle7x2.G9 ccycle7x2.L1:ccycle7x2.L1 ccycle7x2.L2:ccycle7x2.L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table:number-columns-repeated="2"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ycle7x2</text:p>
          </table:table-cell>
          <table:table-cell office:value-type="float" office:value="112" calcext:value-type="float">
            <text:p>112</text:p>
          </table:table-cell>
          <table:table-cell office:value-type="float" office:value="1330" calcext:value-type="float">
            <text:p>133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.948s</text:p>
          </table:table-cell>
          <table:table-cell table:formula="of:=LEFT([.K2]; LEN([.K2])-1)*1" office:value-type="float" office:value="5.948" calcext:value-type="float">
            <text:p>5.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cycle7x2</text:p>
          </table:table-cell>
          <table:table-cell office:value-type="float" office:value="112" calcext:value-type="float">
            <text:p>112</text:p>
          </table:table-cell>
          <table:table-cell office:value-type="float" office:value="1330" calcext:value-type="float">
            <text:p>133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016s</text:p>
          </table:table-cell>
          <table:table-cell table:formula="of:=LEFT([.K3]; LEN([.K3])-1)*1" office:value-type="float" office:value="6.016" calcext:value-type="float">
            <text:p>6.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ycle7x2</text:p>
          </table:table-cell>
          <table:table-cell office:value-type="float" office:value="112" calcext:value-type="float">
            <text:p>112</text:p>
          </table:table-cell>
          <table:table-cell office:value-type="float" office:value="1330" calcext:value-type="float">
            <text:p>133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048s</text:p>
          </table:table-cell>
          <table:table-cell table:formula="of:=LEFT([.K4]; LEN([.K4])-1)*1" office:value-type="float" office:value="6.048" calcext:value-type="float">
            <text:p>6.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cycle7x2</text:p>
          </table:table-cell>
          <table:table-cell office:value-type="float" office:value="112" calcext:value-type="float">
            <text:p>112</text:p>
          </table:table-cell>
          <table:table-cell office:value-type="float" office:value="1330" calcext:value-type="float">
            <text:p>133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04s</text:p>
          </table:table-cell>
          <table:table-cell table:formula="of:=LEFT([.K5]; LEN([.K5])-1)*1" office:value-type="float" office:value="6.04" calcext:value-type="float">
            <text:p>6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cycle7x2</text:p>
          </table:table-cell>
          <table:table-cell office:value-type="float" office:value="112" calcext:value-type="float">
            <text:p>112</text:p>
          </table:table-cell>
          <table:table-cell office:value-type="float" office:value="1330" calcext:value-type="float">
            <text:p>133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088s</text:p>
          </table:table-cell>
          <table:table-cell table:formula="of:=LEFT([.K6]; LEN([.K6])-1)*1" office:value-type="float" office:value="6.088" calcext:value-type="float">
            <text:p>6.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cycle7x2</text:p>
          </table:table-cell>
          <table:table-cell office:value-type="float" office:value="112" calcext:value-type="float">
            <text:p>112</text:p>
          </table:table-cell>
          <table:table-cell office:value-type="float" office:value="1330" calcext:value-type="float">
            <text:p>133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168s</text:p>
          </table:table-cell>
          <table:table-cell table:formula="of:=LEFT([.K7]; LEN([.K7])-1)*1" office:value-type="float" office:value="6.168" calcext:value-type="float">
            <text:p>6.1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cycle7x2</text:p>
          </table:table-cell>
          <table:table-cell office:value-type="float" office:value="112" calcext:value-type="float">
            <text:p>112</text:p>
          </table:table-cell>
          <table:table-cell office:value-type="float" office:value="1330" calcext:value-type="float">
            <text:p>133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144s</text:p>
          </table:table-cell>
          <table:table-cell table:formula="of:=LEFT([.K8]; LEN([.K8])-1)*1" office:value-type="float" office:value="6.144" calcext:value-type="float">
            <text:p>6.1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cycle7x2</text:p>
          </table:table-cell>
          <table:table-cell office:value-type="float" office:value="112" calcext:value-type="float">
            <text:p>112</text:p>
          </table:table-cell>
          <table:table-cell office:value-type="float" office:value="1330" calcext:value-type="float">
            <text:p>133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.248s</text:p>
          </table:table-cell>
          <table:table-cell table:formula="of:=LEFT([.K9]; LEN([.K9])-1)*1" office:value-type="float" office:value="6.248" calcext:value-type="float">
            <text:p>6.248</text:p>
          </table:table-cell>
        </table:table-row>
      </table:table>
      <table:table table:name="ccycle8x2" table:style-name="ta1">
        <table:shapes>
          <draw:frame draw:z-index="0" draw:style-name="gr1" draw:text-style-name="P1" svg:width="453.51pt" svg:height="255.09pt" svg:x="499.24pt" svg:y="2.83pt">
            <loext:p draw:notify-on-update-of-ranges="ccycle8x2.G2:ccycle8x2.G10 ccycle8x2.L1:ccycle8x2.L1 ccycle8x2.L2:ccycle8x2.L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table:number-columns-repeated="2"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ycle8x2</text:p>
          </table:table-cell>
          <table:table-cell office:value-type="float" office:value="144" calcext:value-type="float">
            <text:p>144</text:p>
          </table:table-cell>
          <table:table-cell office:value-type="float" office:value="992" calcext:value-type="float">
            <text:p>9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.544s</text:p>
          </table:table-cell>
          <table:table-cell table:formula="of:=LEFT([.K2]; LEN([.K2])-1)*1" office:value-type="float" office:value="17.544" calcext:value-type="float">
            <text:p>17.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cycle8x2</text:p>
          </table:table-cell>
          <table:table-cell office:value-type="float" office:value="144" calcext:value-type="float">
            <text:p>144</text:p>
          </table:table-cell>
          <table:table-cell office:value-type="float" office:value="992" calcext:value-type="float">
            <text:p>9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8.016s</text:p>
          </table:table-cell>
          <table:table-cell table:formula="of:=LEFT([.K3]; LEN([.K3])-1)*1" office:value-type="float" office:value="18.016" calcext:value-type="float">
            <text:p>18.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ycle8x2</text:p>
          </table:table-cell>
          <table:table-cell office:value-type="float" office:value="144" calcext:value-type="float">
            <text:p>144</text:p>
          </table:table-cell>
          <table:table-cell office:value-type="float" office:value="992" calcext:value-type="float">
            <text:p>9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8.312s</text:p>
          </table:table-cell>
          <table:table-cell table:formula="of:=LEFT([.K4]; LEN([.K4])-1)*1" office:value-type="float" office:value="18.312" calcext:value-type="float">
            <text:p>18.3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cycle8x2</text:p>
          </table:table-cell>
          <table:table-cell office:value-type="float" office:value="144" calcext:value-type="float">
            <text:p>144</text:p>
          </table:table-cell>
          <table:table-cell office:value-type="float" office:value="992" calcext:value-type="float">
            <text:p>9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8.768s</text:p>
          </table:table-cell>
          <table:table-cell table:formula="of:=LEFT([.K5]; LEN([.K5])-1)*1" office:value-type="float" office:value="18.768" calcext:value-type="float">
            <text:p>18.7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cycle8x2</text:p>
          </table:table-cell>
          <table:table-cell office:value-type="float" office:value="144" calcext:value-type="float">
            <text:p>144</text:p>
          </table:table-cell>
          <table:table-cell office:value-type="float" office:value="992" calcext:value-type="float">
            <text:p>9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8.036s</text:p>
          </table:table-cell>
          <table:table-cell table:formula="of:=LEFT([.K6]; LEN([.K6])-1)*1" office:value-type="float" office:value="18.036" calcext:value-type="float">
            <text:p>18.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cycle8x2</text:p>
          </table:table-cell>
          <table:table-cell office:value-type="float" office:value="144" calcext:value-type="float">
            <text:p>144</text:p>
          </table:table-cell>
          <table:table-cell office:value-type="float" office:value="992" calcext:value-type="float">
            <text:p>9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156s</text:p>
          </table:table-cell>
          <table:table-cell table:formula="of:=LEFT([.K7]; LEN([.K7])-1)*1" office:value-type="float" office:value="19.156" calcext:value-type="float">
            <text:p>19.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cycle8x2</text:p>
          </table:table-cell>
          <table:table-cell office:value-type="float" office:value="144" calcext:value-type="float">
            <text:p>144</text:p>
          </table:table-cell>
          <table:table-cell office:value-type="float" office:value="992" calcext:value-type="float">
            <text:p>9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8.06s</text:p>
          </table:table-cell>
          <table:table-cell table:formula="of:=LEFT([.K8]; LEN([.K8])-1)*1" office:value-type="float" office:value="18.06" calcext:value-type="float">
            <text:p>18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cycle8x2</text:p>
          </table:table-cell>
          <table:table-cell office:value-type="float" office:value="144" calcext:value-type="float">
            <text:p>144</text:p>
          </table:table-cell>
          <table:table-cell office:value-type="float" office:value="992" calcext:value-type="float">
            <text:p>9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8.52s</text:p>
          </table:table-cell>
          <table:table-cell table:formula="of:=LEFT([.K9]; LEN([.K9])-1)*1" office:value-type="float" office:value="18.52" calcext:value-type="float">
            <text:p>18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ycle8x2</text:p>
          </table:table-cell>
          <table:table-cell office:value-type="float" office:value="144" calcext:value-type="float">
            <text:p>144</text:p>
          </table:table-cell>
          <table:table-cell office:value-type="float" office:value="992" calcext:value-type="float">
            <text:p>9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.044s</text:p>
          </table:table-cell>
          <table:table-cell table:formula="of:=LEFT([.K10]; LEN([.K10])-1)*1" office:value-type="float" office:value="19.044" calcext:value-type="float">
            <text:p>19.044</text:p>
          </table:table-cell>
        </table:table-row>
      </table:table>
      <table:table table:name="ccycle9x2" table:style-name="ta1">
        <table:shapes>
          <draw:frame draw:z-index="0" draw:style-name="gr1" draw:text-style-name="P1" svg:width="453.51pt" svg:height="255.09pt" svg:x="499.24pt" svg:y="2.83pt">
            <loext:p draw:notify-on-update-of-ranges="ccycle9x2.G2:ccycle9x2.G11 ccycle9x2.L1:ccycle9x2.L1 ccycle9x2.L2:ccycle9x2.L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table:number-columns-repeated="2"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ycle9x2</text:p>
          </table:table-cell>
          <table:table-cell office:value-type="float" office:value="180" calcext:value-type="float">
            <text:p>180</text:p>
          </table:table-cell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512s</text:p>
          </table:table-cell>
          <table:table-cell table:formula="of:=LEFT([.K2]; LEN([.K2])-1)*1"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cycle9x2</text:p>
          </table:table-cell>
          <table:table-cell office:value-type="float" office:value="180" calcext:value-type="float">
            <text:p>180</text:p>
          </table:table-cell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536s</text:p>
          </table:table-cell>
          <table:table-cell table:formula="of:=LEFT([.K3]; LEN([.K3])-1)*1" office:value-type="float" office:value="1.536" calcext:value-type="float">
            <text:p>1.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ycle9x2</text:p>
          </table:table-cell>
          <table:table-cell office:value-type="float" office:value="180" calcext:value-type="float">
            <text:p>180</text:p>
          </table:table-cell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612s</text:p>
          </table:table-cell>
          <table:table-cell table:formula="of:=LEFT([.K4]; LEN([.K4])-1)*1" office:value-type="float" office:value="1.612" calcext:value-type="float">
            <text:p>1.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cycle9x2</text:p>
          </table:table-cell>
          <table:table-cell office:value-type="float" office:value="180" calcext:value-type="float">
            <text:p>180</text:p>
          </table:table-cell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564s</text:p>
          </table:table-cell>
          <table:table-cell table:formula="of:=LEFT([.K5]; LEN([.K5])-1)*1" office:value-type="float" office:value="1.564" calcext:value-type="float">
            <text:p>1.5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cycle9x2</text:p>
          </table:table-cell>
          <table:table-cell office:value-type="float" office:value="180" calcext:value-type="float">
            <text:p>180</text:p>
          </table:table-cell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696s</text:p>
          </table:table-cell>
          <table:table-cell table:formula="of:=LEFT([.K6]; LEN([.K6])-1)*1"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cycle9x2</text:p>
          </table:table-cell>
          <table:table-cell office:value-type="float" office:value="180" calcext:value-type="float">
            <text:p>180</text:p>
          </table:table-cell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844s</text:p>
          </table:table-cell>
          <table:table-cell table:formula="of:=LEFT([.K7]; LEN([.K7])-1)*1" office:value-type="float" office:value="1.844" calcext:value-type="float">
            <text:p>1.8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cycle9x2</text:p>
          </table:table-cell>
          <table:table-cell office:value-type="float" office:value="180" calcext:value-type="float">
            <text:p>180</text:p>
          </table:table-cell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084s</text:p>
          </table:table-cell>
          <table:table-cell table:formula="of:=LEFT([.K8]; LEN([.K8])-1)*1"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cycle9x2</text:p>
          </table:table-cell>
          <table:table-cell office:value-type="float" office:value="180" calcext:value-type="float">
            <text:p>180</text:p>
          </table:table-cell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936s</text:p>
          </table:table-cell>
          <table:table-cell table:formula="of:=LEFT([.K9]; LEN([.K9])-1)*1"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ycle9x2</text:p>
          </table:table-cell>
          <table:table-cell office:value-type="float" office:value="180" calcext:value-type="float">
            <text:p>180</text:p>
          </table:table-cell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212s</text:p>
          </table:table-cell>
          <table:table-cell table:formula="of:=LEFT([.K10]; LEN([.K10])-1)*1" office:value-type="float" office:value="2.212" calcext:value-type="float">
            <text:p>2.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cycle9x2</text:p>
          </table:table-cell>
          <table:table-cell office:value-type="float" office:value="180" calcext:value-type="float">
            <text:p>180</text:p>
          </table:table-cell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436s</text:p>
          </table:table-cell>
          <table:table-cell table:formula="of:=LEFT([.K11]; LEN([.K11])-1)*1" office:value-type="float" office:value="3.436" calcext:value-type="float">
            <text:p>3.436</text:p>
          </table:table-cell>
        </table:table-row>
      </table:table>
      <table:table table:name="ccycle10x2" table:style-name="ta1">
        <table:shapes>
          <draw:frame draw:z-index="0" draw:style-name="gr1" draw:text-style-name="P1" svg:width="453.51pt" svg:height="255.09pt" svg:x="504.65pt" svg:y="2.83pt">
            <loext:p draw:notify-on-update-of-ranges="ccycle10x2.G1:ccycle10x2.G1 ccycle10x2.G2:ccycle10x2.G12 ccycle10x2.L1:ccycle10x2.L1 ccycle10x2.L2:ccycle10x2.L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\_size</text:p>
          </table:table-cell>
          <table:table-cell table:style-name="Default" office:value-type="string" calcext:value-type="string">
            <text:p>Finished</text:p>
          </table:table-cell>
          <table:table-cell table:number-columns-repeated="2"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3880" calcext:value-type="float">
            <text:p>38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792s</text:p>
          </table:table-cell>
          <table:table-cell table:formula="of:=LEFT([.K2];LEN([.K2])-1)*1" office:value-type="float" office:value="2.792" calcext:value-type="float">
            <text:p>2.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3880" calcext:value-type="float">
            <text:p>38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828s</text:p>
          </table:table-cell>
          <table:table-cell table:formula="of:=LEFT([.K3];LEN([.K3])-1)*1" office:value-type="float" office:value="2.828" calcext:value-type="float">
            <text:p>2.8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3880" calcext:value-type="float">
            <text:p>38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992s</text:p>
          </table:table-cell>
          <table:table-cell table:formula="of:=LEFT([.K4];LEN([.K4])-1)*1" office:value-type="float" office:value="2.992" calcext:value-type="float">
            <text:p>2.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3880" calcext:value-type="float">
            <text:p>38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212s</text:p>
          </table:table-cell>
          <table:table-cell table:formula="of:=LEFT([.K5];LEN([.K5])-1)*1" office:value-type="float" office:value="3.212" calcext:value-type="float">
            <text:p>3.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3880" calcext:value-type="float">
            <text:p>38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84s</text:p>
          </table:table-cell>
          <table:table-cell table:formula="of:=LEFT([.K6];LEN([.K6])-1)*1"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3880" calcext:value-type="float">
            <text:p>38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.92s</text:p>
          </table:table-cell>
          <table:table-cell table:formula="of:=LEFT([.K7];LEN([.K7])-1)*1"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3880" calcext:value-type="float">
            <text:p>38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.832s</text:p>
          </table:table-cell>
          <table:table-cell table:formula="of:=LEFT([.K8];LEN([.K8])-1)*1" office:value-type="float" office:value="3.832" calcext:value-type="float">
            <text:p>3.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3880" calcext:value-type="float">
            <text:p>38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.368s</text:p>
          </table:table-cell>
          <table:table-cell table:formula="of:=LEFT([.K9];LEN([.K9])-1)*1" office:value-type="float" office:value="4.368" calcext:value-type="float">
            <text:p>4.3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3880" calcext:value-type="float">
            <text:p>38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.004s</text:p>
          </table:table-cell>
          <table:table-cell table:formula="of:=LEFT([.K10];LEN([.K10])-1)*1" office:value-type="float" office:value="4.004" calcext:value-type="float">
            <text:p>4.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3880" calcext:value-type="float">
            <text:p>38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.212s</text:p>
          </table:table-cell>
          <table:table-cell table:formula="of:=LEFT([.K11];LEN([.K11])-1)*1" office:value-type="float" office:value="4.212" calcext:value-type="float">
            <text:p>4.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3880" calcext:value-type="float">
            <text:p>38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.832s</text:p>
          </table:table-cell>
          <table:table-cell table:formula="of:=LEFT([.K12];LEN([.K12])-1)*1" office:value-type="float" office:value="8.832" calcext:value-type="float">
            <text:p>8.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7:53:16.560118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8T11:52:37.929672052</dc:date>
    <meta:editing-duration>P5DT21H42M3S</meta:editing-duration>
    <meta:editing-cycles>3</meta:editing-cycles>
    <meta:document-statistic meta:table-count="6" meta:cell-count="69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ccycle5x2.G7:ccycle5x2.G7 ccycle5x2.L7:ccycle5x2.L7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ccycle5x2.G7:ccycle5x2.G7 ccycle5x2.L7:ccycle5x2.L7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ccycle5x2.G2:ccycle5x2.G7 ccycle5x2.M1:ccycle5x2.M7" chart:data-source-has-labels="both" svg:x="0.32cm" svg:y="0.18cm" svg:width="12.746cm" svg:height="8.64cm">
          <chartooo:coordinate-region svg:x="1.127cm" svg:y="0.379cm" svg:width="11.752cm" svg:height="7.794cm"/>
          <chart:axis chart:dimension="x" chart:name="primary-x" chart:style-name="ch4" chartooo:axis-type="auto">
            <chartooo:date-scale/>
            <chart:categories table:cell-range-address="ccycle5x2.G2:ccycle5x2.G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cycle5x2.M2:ccycle5x2.M7" chart:label-cell-address="ccycle5x2.M1:ccycle5x2.M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ccycle5x2.M1:ccycle5x2.M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ccycle5x2.G2:ccycle5x2.G7</svg:desc>
                </draw:g>
              </table:table-cell>
              <table:table-cell office:value-type="float" office:value="432">
                <text:p>432</text:p>
                <draw:g>
                  <svg:desc>ccycle5x2.M2:ccycle5x2.M7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ccycle6x2.G2:ccycle6x2.G8 ccycle6x2.L1:ccycle6x2.L8" chart:data-source-has-labels="both" svg:x="0.32cm" svg:y="0.18cm" svg:width="12.746cm" svg:height="8.64cm">
          <chartooo:coordinate-region svg:x="1.232cm" svg:y="0.38cm" svg:width="11.647cm" svg:height="7.793cm"/>
          <chart:axis chart:dimension="x" chart:name="primary-x" chart:style-name="ch4" chartooo:axis-type="auto">
            <chartooo:date-scale/>
            <chart:categories table:cell-range-address="ccycle6x2.G2:ccycle6x2.G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cycle6x2.L2:ccycle6x2.L8" chart:label-cell-address="ccycle6x2.L1:ccycle6x2.L1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ccycle6x2.L1:ccycle6x2.L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ccycle6x2.G2:ccycle6x2.G8</svg:desc>
                </draw:g>
              </table:table-cell>
              <table:table-cell office:value-type="float" office:value="1.74">
                <text:p>1.74</text:p>
                <draw:g>
                  <svg:desc>ccycle6x2.L2:ccycle6x2.L8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952">
                <text:p>1.9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ccycle7x2.G2:ccycle7x2.G9 ccycle7x2.L1:ccycle7x2.L9" chart:data-source-has-labels="both" svg:x="0.32cm" svg:y="0.18cm" svg:width="12.746cm" svg:height="8.64cm">
          <chartooo:coordinate-region svg:x="1.047cm" svg:y="0.379cm" svg:width="11.832cm" svg:height="7.794cm"/>
          <chart:axis chart:dimension="x" chart:name="primary-x" chart:style-name="ch4" chartooo:axis-type="auto">
            <chartooo:date-scale/>
            <chart:categories table:cell-range-address="ccycle7x2.G2:ccycle7x2.G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cycle7x2.L2:ccycle7x2.L9" chart:label-cell-address="ccycle7x2.L1:ccycle7x2.L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ccycle7x2.L1:ccycle7x2.L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ccycle7x2.G2:ccycle7x2.G9</svg:desc>
                </draw:g>
              </table:table-cell>
              <table:table-cell office:value-type="float" office:value="5.948">
                <text:p>5.948</text:p>
                <draw:g>
                  <svg:desc>ccycle7x2.L2:ccycle7x2.L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016">
                <text:p>6.0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048">
                <text:p>6.0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088">
                <text:p>6.0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168">
                <text:p>6.1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144">
                <text:p>6.1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248">
                <text:p>6.2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ccycle8x2.G2:ccycle8x2.G10 ccycle8x2.L1:ccycle8x2.L10" chart:data-source-has-labels="both" svg:x="0.32cm" svg:y="0.18cm" svg:width="12.746cm" svg:height="8.64cm">
          <chartooo:coordinate-region svg:x="1.232cm" svg:y="0.379cm" svg:width="11.647cm" svg:height="7.794cm"/>
          <chart:axis chart:dimension="x" chart:name="primary-x" chart:style-name="ch4" chartooo:axis-type="auto">
            <chartooo:date-scale/>
            <chart:categories table:cell-range-address="ccycle8x2.G2:ccycle8x2.G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cycle8x2.L2:ccycle8x2.L10" chart:label-cell-address="ccycle8x2.L1:ccycle8x2.L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ccycle8x2.L1:ccycle8x2.L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cycle8x2.G2:ccycle8x2.G10</svg:desc>
                </draw:g>
              </table:table-cell>
              <table:table-cell office:value-type="float" office:value="17.544">
                <text:p>17.544</text:p>
                <draw:g>
                  <svg:desc>ccycle8x2.L2:ccycle8x2.L10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312">
                <text:p>18.3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.768">
                <text:p>18.7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.036">
                <text:p>18.0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.156">
                <text:p>19.1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.044">
                <text:p>19.0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ccycle9x2.G2:ccycle9x2.G11 ccycle9x2.L1:ccycle9x2.L11" chart:data-source-has-labels="both" svg:x="0.32cm" svg:y="0.18cm" svg:width="12.746cm" svg:height="8.64cm">
          <chartooo:coordinate-region svg:x="1.047cm" svg:y="0.379cm" svg:width="11.832cm" svg:height="7.794cm"/>
          <chart:axis chart:dimension="x" chart:name="primary-x" chart:style-name="ch4" chartooo:axis-type="auto">
            <chartooo:date-scale/>
            <chart:categories table:cell-range-address="ccycle9x2.G2:ccycle9x2.G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cycle9x2.L2:ccycle9x2.L11" chart:label-cell-address="ccycle9x2.L1:ccycle9x2.L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ccycle9x2.L1:ccycle9x2.L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ccycle9x2.G2:ccycle9x2.G11</svg:desc>
                </draw:g>
              </table:table-cell>
              <table:table-cell office:value-type="float" office:value="1.512">
                <text:p>1.512</text:p>
                <draw:g>
                  <svg:desc>ccycle9x2.L2:ccycle9x2.L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564">
                <text:p>1.5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844">
                <text:p>1.8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084">
                <text:p>2.0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212">
                <text:p>2.2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436">
                <text:p>3.4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ccycle10x2.G1:ccycle10x2.G12 ccycle10x2.L1:ccycle10x2.L12" chart:data-source-has-labels="both" svg:x="0.32cm" svg:y="0.18cm" svg:width="12.746cm" svg:height="8.64cm">
          <chartooo:coordinate-region svg:x="0.756cm" svg:y="0.379cm" svg:width="11.938cm" svg:height="7.794cm"/>
          <chart:axis chart:dimension="x" chart:name="primary-x" chart:style-name="ch4" chartooo:axis-type="auto">
            <chartooo:date-scale/>
            <chart:categories table:cell-range-address="ccycle10x2.G2:ccycle10x2.G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cycle10x2.L2:ccycle10x2.L12" chart:label-cell-address="ccycle10x2.L1:ccycle10x2.L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ccycle10x2.L1:ccycle10x2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cycle10x2.G2:ccycle10x2.G12</svg:desc>
                </draw:g>
              </table:table-cell>
              <table:table-cell office:value-type="float" office:value="2.792">
                <text:p>2.792</text:p>
                <draw:g>
                  <svg:desc>ccycle10x2.L2:ccycle10x2.L1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828">
                <text:p>2.8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992">
                <text:p>2.9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212">
                <text:p>3.2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832">
                <text:p>3.8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368">
                <text:p>4.36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004">
                <text:p>4.0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212">
                <text:p>4.2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832">
                <text:p>8.8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